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8e7c0" officeooo:paragraph-rsid="0018e7c0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rsid="0013db99" officeooo:paragraph-rsid="0013db99"/>
    </style:style>
    <style:style style:name="P4" style:family="paragraph" style:parent-style-name="Text_20_body" style:list-style-name="L1">
      <style:text-properties officeooo:rsid="001af41a" officeooo:paragraph-rsid="001af41a"/>
    </style:style>
    <style:style style:name="P5" style:family="paragraph" style:parent-style-name="Text_20_body" style:list-style-name="L1">
      <style:text-properties officeooo:rsid="001756d3" officeooo:paragraph-rsid="001756d3"/>
    </style:style>
    <style:style style:name="P6" style:family="paragraph" style:parent-style-name="Text_20_body" style:list-style-name="L1">
      <style:text-properties officeooo:rsid="001d97d1" officeooo:paragraph-rsid="001d97d1"/>
    </style:style>
    <style:style style:name="P7" style:family="paragraph" style:parent-style-name="Text_20_body">
      <style:text-properties officeooo:rsid="00226bb9" officeooo:paragraph-rsid="00226bb9"/>
    </style:style>
    <style:style style:name="P8" style:family="paragraph" style:parent-style-name="Text_20_body" style:list-style-name="L2">
      <style:text-properties officeooo:rsid="00226bb9" officeooo:paragraph-rsid="00226bb9"/>
    </style:style>
    <style:style style:name="T1" style:family="text">
      <style:text-properties officeooo:rsid="00191c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roduction to <text:a xlink:type="simple" xlink:href="https://www.analyticsvidhya.com/blog/2019/10/detailed-guide-powerful-sift-technique-image-matching-python/" text:style-name="Internet_20_link" text:visited-style-name="Visited_20_Internet_20_Link">SIFT</text:a> (Scale-Invariant feature transform)</text:h>
      <text:p text:style-name="P1">SIFT helps locate the local features in an image, commonly known as keypoints of the image. <text:span text:style-name="T1">These keypoints are scale and rotation invariant.</text:span></text:p>
      <text:p text:style-name="Text_20_body">There are mainly four steps involved in SIFT algorithm. </text:p>
      <text:list xml:id="list3404552846" text:style-name="L1">
        <text:list-item>
          <text:p text:style-name="P2">Scale-space Extrema Detection</text:p>
          <text:list>
            <text:list-item>
              <text:p text:style-name="P2">To make sure that features are scale-independent</text:p>
            </text:list-item>
          </text:list>
        </text:list-item>
        <text:list-item>
          <text:p text:style-name="P3">Keypoint localization</text:p>
          <text:list>
            <text:list-item>
              <text:p text:style-name="P4">Identify the suitable features or keypoints</text:p>
            </text:list-item>
          </text:list>
        </text:list-item>
        <text:list-item>
          <text:p text:style-name="P5">Orientation assignment</text:p>
          <text:list>
            <text:list-item>
              <text:p text:style-name="P6">Ensure the keypoints are rotation invariant </text:p>
            </text:list-item>
          </text:list>
        </text:list-item>
        <text:list-item>
          <text:p text:style-name="P5">Keypoint descriptor</text:p>
          <text:list>
            <text:list-item>
              <text:p text:style-name="P6">Assign a unique fingerprint to each keypoint</text:p>
            </text:list-item>
          </text:list>
        </text:list-item>
      </text:list>
      <text:p text:style-name="Text_20_body">Harris corner is not scale invariant.</text:p>
      <text:h text:style-name="Heading_20_1" text:outline-level="1">Machine Learning Task</text:h>
      <text:p text:style-name="P7">Preprocessing:</text:p>
      <text:list xml:id="list2119373045" text:style-name="L2">
        <text:list-item>
          <text:p text:style-name="P8">OneHotEncoding</text:p>
        </text:list-item>
        <text:list-item>
          <text:p text:style-name="P8">Label Encoding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0T12:37:50.970723273</meta:creation-date>
    <dc:date>2020-06-10T21:11:56.798074681</dc:date>
    <meta:editing-duration>PT6H44M55S</meta:editing-duration>
    <meta:editing-cycles>14</meta:editing-cycles>
    <meta:generator>LibreOffice/6.4.2.2$Linux_X86_64 LibreOffice_project/40$Build-2</meta:generator>
    <meta:document-statistic meta:table-count="0" meta:image-count="0" meta:object-count="0" meta:page-count="1" meta:paragraph-count="16" meta:word-count="96" meta:character-count="633" meta:non-whitespace-character-count="561"/>
  </office:meta>
</office:document-meta>
</file>